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D000002359A6DFAF6EE34DE80.png" manifest:media-type="image/png"/>
  <manifest:file-entry manifest:full-path="Pictures/10000201000001500000014702021B74F5B157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" svg:font-family="Courier"/>
    <style:font-face style:name="Symbol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draw:fill="solid" draw:fill-color="#ffffff"/>
    </style:style>
    <style:style style:name="gr7" style:family="graphic" style:parent-style-name="Default_5f_1">
      <style:graphic-properties draw:stroke="none" draw:fill="solid" draw:fill-color="#000000"/>
    </style:style>
    <style:style style:name="gr8" style:family="graphic" style:parent-style-name="Default_5f_1">
      <style:graphic-properties draw:stroke="none" draw:fill="solid" draw:fill-color="#808080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808080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6" style:family="text">
      <style:text-properties fo:color="#000000" style:font-name="Courier" fo:font-size="10.6000003814697pt" style:font-size-asian="10.6000003814697pt" style:font-name-complex="Courier" style:font-size-complex="10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frame draw:style-name="gr1" draw:text-style-name="P2" draw:layer="layout" svg:width="5.742cm" svg:height="0.987cm" svg:x="7.264cm" svg:y="8.606cm">
          <draw:text-box>
            <text:p text:style-name="P1"><text:span text:style-name="T1">Sunu</text:span><text:span text:style-name="T1">ma <text:s text:c="2"/></text:span></text:p>
          </draw:text-box>
        </draw:frame>
        <draw:frame draw:style-name="gr2" draw:text-style-name="P2" draw:layer="layout" svg:width="4.841cm" svg:height="0.987cm" svg:x="7.256cm" svg:y="9.639cm">
          <draw:text-box>
            <text:p text:style-name="P1"><text:span text:style-name="T1">Hazırlı</text:span><text:span text:style-name="T1">k</text:span></text:p>
          </draw:text-box>
        </draw:frame>
        <draw:frame draw:style-name="gr3" draw:text-style-name="P3" draw:layer="layout" svg:width="3.439cm" svg:height="2.88cm" svg:x="3.324cm" svg:y="8.266cm">
          <draw:text-box>
            <text:p text:style-name="P1"><text:span text:style-name="T2">0</text:span><text:span text:style-name="T2">9</text:span></text:p>
          </draw:text-box>
        </draw:frame>
        <draw:frame draw:style-name="gr4" draw:text-style-name="P4" draw:layer="layout" svg:width="0.451cm" svg:height="0.412cm" svg:x="10.619cm" svg:y="26.446cm">
          <draw:text-box>
            <text:p text:style-name="P1"><text:span text:style-name="T3">24</text:span></text:p>
          </draw:text-box>
        </draw:frame>
        <draw:frame draw:style-name="gr5" draw:text-style-name="P5" draw:layer="layout" svg:width="8.52cm" svg:height="8.31cm" svg:x="11.833cm" svg:y="0.718cm">
          <draw:image xlink:href="Pictures/10000201000001500000014702021B74F5B157B8.png" xlink:type="simple" xlink:show="embed" xlink:actuate="onLoad" loext:mime-type="image/png">
            <text:p/>
          </draw:image>
        </draw:frame>
        <draw:frame draw:style-name="gr5" draw:text-style-name="P5" draw:layer="layout" svg:width="13.32cm" svg:height="14.33cm" svg:x="1.554cm" svg:y="11.366cm">
          <draw:image xlink:href="Pictures/100002010000020D000002359A6DFAF6EE34DE80.png" xlink:type="simple" xlink:show="embed" xlink:actuate="onLoad" loext:mime-type="image/png">
            <text:p/>
          </draw:image>
        </draw:frame>
      </draw:page>
      <draw:page draw:name="page2" draw:style-name="dp1" draw:master-page-name="master-page150">
        <draw:polygon draw:style-name="gr6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6" draw:layer="layout" svg:width="17.847cm" svg:height="21.615cm" svg:x="1.859cm" svg:y="1.281cm" svg:viewBox="0 0 17848 21616" draw:points="0,0 17848,0 17848,21616 0,21616">
          <text:p/>
        </draw:polygon>
        <draw:polygon draw:style-name="gr7" draw:text-style-name="P7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8" draw:layer="layout" svg:width="17.847cm" svg:height="0.892cm" svg:x="1.986cm" svg:y="5.854cm" svg:viewBox="0 0 17848 893" draw:points="0,0 17848,0 17848,893 0,893">
          <text:p/>
        </draw:polygon>
        <draw:polygon draw:style-name="gr8" draw:text-style-name="P8" draw:layer="layout" svg:width="17.847cm" svg:height="0.893cm" svg:x="1.874cm" svg:y="8.063cm" svg:viewBox="0 0 17848 894" draw:points="0,0 17848,0 17848,894 0,894">
          <text:p/>
        </draw:polygon>
        <draw:polygon draw:style-name="gr8" draw:text-style-name="P8" draw:layer="layout" svg:width="17.847cm" svg:height="0.892cm" svg:x="1.874cm" svg:y="14.806cm" svg:viewBox="0 0 17848 893" draw:points="0,0 17848,0 17848,893 0,893">
          <text:p/>
        </draw:polygon>
        <draw:frame draw:style-name="gr9" draw:text-style-name="P9" draw:layer="layout" svg:width="8.295cm" svg:height="0.581cm" svg:x="7.216cm" svg:y="1.68cm">
          <draw:text-box>
            <text:p text:style-name="P1"><text:span text:style-name="T4">Giriş</text:span></text:p>
          </draw:text-box>
        </draw:frame>
        <draw:frame draw:style-name="gr10" draw:text-style-name="P10" draw:layer="layout" svg:width="8.816cm" svg:height="0.551cm" svg:x="2.235cm" svg:y="6.037cm">
          <draw:text-box>
            <text:p text:style-name="P1"><text:span text:style-name="T5">Oyunun </text:span><text:span text:style-name="T5">ismi</text:span></text:p>
          </draw:text-box>
        </draw:frame>
        <draw:frame draw:style-name="gr11" draw:text-style-name="P11" draw:layer="layout" svg:width="0.371cm" svg:height="0.45cm" svg:x="1.875cm" svg:y="6.793cm">
          <draw:text-box>
            <text:p text:style-name="P1"><text:span text:style-name="T6">;</text:span></text:p>
          </draw:text-box>
        </draw:frame>
        <draw:frame draw:style-name="gr12" draw:text-style-name="P10" draw:layer="layout" svg:width="4.502cm" svg:height="0.551cm" svg:x="2.023cm" svg:y="8.247cm">
          <draw:text-box>
            <text:p text:style-name="P1"><text:span text:style-name="T5">Oyunun </text:span><text:span text:style-name="T5">Hikayesi</text:span></text:p>
          </draw:text-box>
        </draw:frame>
        <draw:frame draw:style-name="gr13" draw:text-style-name="P10" draw:layer="layout" svg:width="4.718cm" svg:height="0.551cm" svg:x="2.023cm" svg:y="14.989cm">
          <draw:text-box>
            <text:p text:style-name="P1"><text:span text:style-name="T5">Oyun </text:span><text:span text:style-name="T5">karakterleri</text:span></text:p>
          </draw:text-box>
        </draw:frame>
        <draw:polygon draw:style-name="gr6" draw:text-style-name="P6" draw:layer="layout" svg:width="17.476cm" svg:height="0.669cm" svg:x="2.097cm" svg:y="6.75cm" svg:viewBox="0 0 17477 670" draw:points="0,0 17477,0 17477,670 0,670">
          <text:p/>
        </draw:polygon>
        <draw:polygon draw:style-name="gr7" draw:text-style-name="P7" draw:layer="layout" svg:width="17.476cm" svg:height="0.025cm" svg:x="2.088cm" svg:y="7.605cm" svg:viewBox="0 0 17477 26" draw:points="0,0 17477,0 17477,26 0,26">
          <text:p/>
        </draw:polygon>
        <draw:frame draw:style-name="gr1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polygon draw:style-name="gr7" draw:text-style-name="P7" draw:layer="layout" svg:width="17.476cm" svg:height="0.025cm" svg:x="1.976cm" svg:y="10.171cm" svg:viewBox="0 0 17477 26" draw:points="0,0 17477,0 17477,26 0,26">
          <text:p/>
        </draw:polygon>
        <draw:polygon draw:style-name="gr7" draw:text-style-name="P7" draw:layer="layout" svg:width="17.476cm" svg:height="0.025cm" svg:x="1.976cm" svg:y="11.822cm" svg:viewBox="0 0 17477 26" draw:points="0,0 17477,0 17477,26 0,26">
          <text:p/>
        </draw:polygon>
        <draw:polygon draw:style-name="gr7" draw:text-style-name="P7" draw:layer="layout" svg:width="17.476cm" svg:height="0.025cm" svg:x="1.849cm" svg:y="13.346cm" svg:viewBox="0 0 17477 26" draw:points="0,0 17477,0 17477,26 0,26">
          <text:p/>
        </draw:polygon>
        <draw:polygon draw:style-name="gr7" draw:text-style-name="P7" draw:layer="layout" svg:width="17.476cm" svg:height="0.025cm" svg:x="1.976cm" svg:y="11.823cm" svg:viewBox="0 0 17477 26" draw:points="0,0 17477,0 17477,26 0,26">
          <text:p/>
        </draw:polygon>
        <draw:polygon draw:style-name="gr7" draw:text-style-name="P7" draw:layer="layout" svg:width="17.476cm" svg:height="0.025cm" svg:x="1.849cm" svg:y="13.347cm" svg:viewBox="0 0 17477 26" draw:points="0,0 17477,0 17477,26 0,26">
          <text:p/>
        </draw:polygon>
        <draw:polygon draw:style-name="gr7" draw:text-style-name="P7" draw:layer="layout" svg:width="17.476cm" svg:height="0.025cm" svg:x="1.976cm" svg:y="11.823cm" svg:viewBox="0 0 17477 26" draw:points="0,0 17477,0 17477,26 0,26">
          <text:p/>
        </draw:polygon>
        <draw:polygon draw:style-name="gr7" draw:text-style-name="P7" draw:layer="layout" svg:width="17.476cm" svg:height="0.025cm" svg:x="1.849cm" svg:y="13.347cm" svg:viewBox="0 0 17477 26" draw:points="0,0 17477,0 17477,26 0,26">
          <text:p/>
        </draw:polygon>
        <draw:polygon draw:style-name="gr7" draw:text-style-name="P7" draw:layer="layout" svg:width="17.476cm" svg:height="0.025cm" svg:x="1.976cm" svg:y="11.824cm" svg:viewBox="0 0 17477 26" draw:points="0,0 17477,0 17477,26 0,26">
          <text:p/>
        </draw:polygon>
        <draw:polygon draw:style-name="gr7" draw:text-style-name="P7" draw:layer="layout" svg:width="17.476cm" svg:height="0.025cm" svg:x="1.849cm" svg:y="13.348cm" svg:viewBox="0 0 17477 26" draw:points="0,0 17477,0 17477,26 0,26">
          <text:p/>
        </draw:polygon>
        <draw:polygon draw:style-name="gr7" draw:text-style-name="P7" draw:layer="layout" svg:width="17.476cm" svg:height="0.025cm" svg:x="1.976cm" svg:y="3.823cm" svg:viewBox="0 0 17477 26" draw:points="0,0 17477,0 17477,26 0,26">
          <text:p/>
        </draw:polygon>
        <draw:polygon draw:style-name="gr7" draw:text-style-name="P7" draw:layer="layout" svg:width="17.476cm" svg:height="0.025cm" svg:x="1.849cm" svg:y="5.347cm" svg:viewBox="0 0 17477 26" draw:points="0,0 17477,0 17477,26 0,26">
          <text:p/>
        </draw:polygon>
        <draw:polygon draw:style-name="gr7" draw:text-style-name="P7" draw:layer="layout" svg:width="17.476cm" svg:height="0.025cm" svg:x="1.976cm" svg:y="3.824cm" svg:viewBox="0 0 17477 26" draw:points="0,0 17477,0 17477,26 0,26">
          <text:p/>
        </draw:polygon>
        <draw:polygon draw:style-name="gr7" draw:text-style-name="P7" draw:layer="layout" svg:width="17.476cm" svg:height="0.025cm" svg:x="1.849cm" svg:y="5.348cm" svg:viewBox="0 0 17477 26" draw:points="0,0 17477,0 17477,26 0,26">
          <text:p/>
        </draw:polygon>
        <draw:polygon draw:style-name="gr7" draw:text-style-name="P7" draw:layer="layout" svg:width="17.476cm" svg:height="0.025cm" svg:x="1.976cm" svg:y="3.824cm" svg:viewBox="0 0 17477 26" draw:points="0,0 17477,0 17477,26 0,26">
          <text:p/>
        </draw:polygon>
        <draw:polygon draw:style-name="gr7" draw:text-style-name="P7" draw:layer="layout" svg:width="17.476cm" svg:height="0.025cm" svg:x="1.849cm" svg:y="5.348cm" svg:viewBox="0 0 17477 26" draw:points="0,0 17477,0 17477,26 0,26">
          <text:p/>
        </draw:polygon>
        <draw:polygon draw:style-name="gr7" draw:text-style-name="P7" draw:layer="layout" svg:width="17.476cm" svg:height="0.025cm" svg:x="1.976cm" svg:y="3.825cm" svg:viewBox="0 0 17477 26" draw:points="0,0 17477,0 17477,26 0,26">
          <text:p/>
        </draw:polygon>
        <draw:polygon draw:style-name="gr7" draw:text-style-name="P7" draw:layer="layout" svg:width="17.476cm" svg:height="0.025cm" svg:x="1.849cm" svg:y="5.349cm" svg:viewBox="0 0 17477 26" draw:points="0,0 17477,0 17477,26 0,26">
          <text:p/>
        </draw:polygon>
      </draw:page>
      <draw:page draw:name="page3" draw:style-name="dp1" draw:master-page-name="master-page150">
        <draw:polygon draw:style-name="gr6" draw:text-style-name="P6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6" draw:layer="layout" svg:width="17.847cm" svg:height="21.615cm" svg:x="1.859cm" svg:y="1.281cm" svg:viewBox="0 0 17848 21616" draw:points="0,0 17848,0 17848,21616 0,21616">
          <text:p/>
        </draw:polygon>
        <draw:polygon draw:style-name="gr8" draw:text-style-name="P8" draw:layer="layout" svg:width="17.847cm" svg:height="0.892cm" svg:x="1.874cm" svg:y="3.949cm" svg:viewBox="0 0 17848 893" draw:points="0,0 17848,0 17848,893 0,893">
          <text:p/>
        </draw:polygon>
        <draw:frame draw:style-name="gr10" draw:text-style-name="P10" draw:layer="layout" svg:width="8.816cm" svg:height="0.551cm" svg:x="2.123cm" svg:y="4.132cm">
          <draw:text-box>
            <text:p text:style-name="P1"><text:span text:style-name="T5">Y</text:span><text:span text:style-name="T5">a</text:span><text:span text:style-name="T5">z</text:span><text:span text:style-name="T5">d</text:span><text:span text:style-name="T5">ı</text:span><text:span text:style-name="T5">ğ</text:span><text:span text:style-name="T5">ı</text:span><text:span text:style-name="T5">n</text:span><text:span text:style-name="T5"> </text:span><text:span text:style-name="T5">k</text:span><text:span text:style-name="T5">o</text:span><text:span text:style-name="T5">d</text:span><text:span text:style-name="T5">u</text:span><text:span text:style-name="T5">n</text:span><text:span text:style-name="T5"> </text:span><text:span text:style-name="T5">b</text:span><text:span text:style-name="T5">i</text:span><text:span text:style-name="T5">r</text:span><text:span text:style-name="T5"> </text:span><text:span text:style-name="T5">p</text:span><text:span text:style-name="T5">a</text:span><text:span text:style-name="T5">r</text:span><text:span text:style-name="T5">ç</text:span><text:span text:style-name="T5">a</text:span><text:span text:style-name="T5">s</text:span><text:span text:style-name="T5">ı </text:span><text:span text:style-name="T5">a</text:span><text:span text:style-name="T5">n</text:span><text:span text:style-name="T5">l</text:span><text:span text:style-name="T5">a</text:span><text:span text:style-name="T5">t</text:span></text:p>
          </draw:text-box>
        </draw:frame>
        <draw:polygon draw:style-name="gr7" draw:text-style-name="P7" draw:layer="layout" svg:width="17.476cm" svg:height="0.025cm" svg:x="1.976cm" svg:y="5.7cm" svg:viewBox="0 0 17477 26" draw:points="0,0 17477,0 17477,26 0,26">
          <text:p/>
        </draw:polygon>
        <draw:frame draw:style-name="gr14" draw:text-style-name="P4" draw:layer="layout" svg:width="0.451cm" svg:height="0.412cm" svg:x="10.619cm" svg:y="26.446cm">
          <draw:text-box>
            <text:p text:style-name="P1"><text:span text:style-name="T3">26</text:span></text:p>
          </draw:text-box>
        </draw:frame>
        <draw:polygon draw:style-name="gr7" draw:text-style-name="P7" draw:layer="layout" svg:width="17.476cm" svg:height="0.025cm" svg:x="1.976cm" svg:y="7.023cm" svg:viewBox="0 0 17477 26" draw:points="0,0 17477,0 17477,26 0,26">
          <text:p/>
        </draw:polygon>
        <draw:polygon draw:style-name="gr7" draw:text-style-name="P7" draw:layer="layout" svg:width="17.476cm" svg:height="0.025cm" svg:x="1.849cm" svg:y="8.547cm" svg:viewBox="0 0 17477 26" draw:points="0,0 17477,0 17477,26 0,26">
          <text:p/>
        </draw:polygon>
        <draw:polygon draw:style-name="gr7" draw:text-style-name="P7" draw:layer="layout" svg:width="17.476cm" svg:height="0.025cm" svg:x="1.976cm" svg:y="7.024cm" svg:viewBox="0 0 17477 26" draw:points="0,0 17477,0 17477,26 0,26">
          <text:p/>
        </draw:polygon>
        <draw:polygon draw:style-name="gr7" draw:text-style-name="P7" draw:layer="layout" svg:width="17.476cm" svg:height="0.025cm" svg:x="1.849cm" svg:y="8.548cm" svg:viewBox="0 0 17477 26" draw:points="0,0 17477,0 17477,26 0,26">
          <text:p/>
        </draw:polygon>
        <draw:polygon draw:style-name="gr7" draw:text-style-name="P7" draw:layer="layout" svg:width="17.476cm" svg:height="0.025cm" svg:x="1.976cm" svg:y="7.024cm" svg:viewBox="0 0 17477 26" draw:points="0,0 17477,0 17477,26 0,26">
          <text:p/>
        </draw:polygon>
        <draw:polygon draw:style-name="gr7" draw:text-style-name="P7" draw:layer="layout" svg:width="17.476cm" svg:height="0.025cm" svg:x="1.849cm" svg:y="8.548cm" svg:viewBox="0 0 17477 26" draw:points="0,0 17477,0 17477,26 0,26">
          <text:p/>
        </draw:polygon>
        <draw:polygon draw:style-name="gr7" draw:text-style-name="P7" draw:layer="layout" svg:width="17.476cm" svg:height="0.025cm" svg:x="1.976cm" svg:y="7.025cm" svg:viewBox="0 0 17477 26" draw:points="0,0 17477,0 17477,26 0,26">
          <text:p/>
        </draw:polygon>
        <draw:polygon draw:style-name="gr7" draw:text-style-name="P7" draw:layer="layout" svg:width="17.476cm" svg:height="0.025cm" svg:x="1.849cm" svg:y="8.549cm" svg:viewBox="0 0 17477 26" draw:points="0,0 17477,0 17477,26 0,26">
          <text:p/>
        </draw:polygon>
        <draw:polygon draw:style-name="gr7" draw:text-style-name="P7" draw:layer="layout" svg:width="17.476cm" svg:height="0.025cm" svg:x="1.976cm" svg:y="10.223cm" svg:viewBox="0 0 17477 26" draw:points="0,0 17477,0 17477,26 0,26">
          <text:p/>
        </draw:polygon>
        <draw:polygon draw:style-name="gr7" draw:text-style-name="P7" draw:layer="layout" svg:width="17.476cm" svg:height="0.025cm" svg:x="1.849cm" svg:y="11.747cm" svg:viewBox="0 0 17477 26" draw:points="0,0 17477,0 17477,26 0,26">
          <text:p/>
        </draw:polygon>
        <draw:polygon draw:style-name="gr7" draw:text-style-name="P7" draw:layer="layout" svg:width="17.476cm" svg:height="0.025cm" svg:x="1.976cm" svg:y="10.224cm" svg:viewBox="0 0 17477 26" draw:points="0,0 17477,0 17477,26 0,26">
          <text:p/>
        </draw:polygon>
        <draw:polygon draw:style-name="gr7" draw:text-style-name="P7" draw:layer="layout" svg:width="17.476cm" svg:height="0.025cm" svg:x="1.849cm" svg:y="11.748cm" svg:viewBox="0 0 17477 26" draw:points="0,0 17477,0 17477,26 0,26">
          <text:p/>
        </draw:polygon>
        <draw:polygon draw:style-name="gr7" draw:text-style-name="P7" draw:layer="layout" svg:width="17.476cm" svg:height="0.025cm" svg:x="1.976cm" svg:y="10.224cm" svg:viewBox="0 0 17477 26" draw:points="0,0 17477,0 17477,26 0,26">
          <text:p/>
        </draw:polygon>
        <draw:polygon draw:style-name="gr7" draw:text-style-name="P7" draw:layer="layout" svg:width="17.476cm" svg:height="0.025cm" svg:x="1.849cm" svg:y="11.748cm" svg:viewBox="0 0 17477 26" draw:points="0,0 17477,0 17477,26 0,26">
          <text:p/>
        </draw:polygon>
        <draw:polygon draw:style-name="gr7" draw:text-style-name="P7" draw:layer="layout" svg:width="17.476cm" svg:height="0.025cm" svg:x="1.976cm" svg:y="10.225cm" svg:viewBox="0 0 17477 26" draw:points="0,0 17477,0 17477,26 0,26">
          <text:p/>
        </draw:polygon>
        <draw:polygon draw:style-name="gr7" draw:text-style-name="P7" draw:layer="layout" svg:width="17.476cm" svg:height="0.025cm" svg:x="1.849cm" svg:y="11.749cm" svg:viewBox="0 0 17477 26" draw:points="0,0 17477,0 17477,26 0,26">
          <text:p/>
        </draw:polygon>
        <draw:polygon draw:style-name="gr7" draw:text-style-name="P7" draw:layer="layout" svg:width="17.476cm" svg:height="0.025cm" svg:x="1.976cm" svg:y="13.424cm" svg:viewBox="0 0 17477 26" draw:points="0,0 17477,0 17477,26 0,26">
          <text:p/>
        </draw:polygon>
        <draw:polygon draw:style-name="gr7" draw:text-style-name="P7" draw:layer="layout" svg:width="17.476cm" svg:height="0.025cm" svg:x="1.849cm" svg:y="14.948cm" svg:viewBox="0 0 17477 26" draw:points="0,0 17477,0 17477,26 0,26">
          <text:p/>
        </draw:polygon>
        <draw:polygon draw:style-name="gr7" draw:text-style-name="P7" draw:layer="layout" svg:width="17.476cm" svg:height="0.025cm" svg:x="1.976cm" svg:y="13.425cm" svg:viewBox="0 0 17477 26" draw:points="0,0 17477,0 17477,26 0,26">
          <text:p/>
        </draw:polygon>
        <draw:polygon draw:style-name="gr7" draw:text-style-name="P7" draw:layer="layout" svg:width="17.476cm" svg:height="0.025cm" svg:x="1.849cm" svg:y="14.949cm" svg:viewBox="0 0 17477 26" draw:points="0,0 17477,0 17477,26 0,26">
          <text:p/>
        </draw:polygon>
        <draw:polygon draw:style-name="gr7" draw:text-style-name="P7" draw:layer="layout" svg:width="17.476cm" svg:height="0.025cm" svg:x="1.976cm" svg:y="13.425cm" svg:viewBox="0 0 17477 26" draw:points="0,0 17477,0 17477,26 0,26">
          <text:p/>
        </draw:polygon>
        <draw:polygon draw:style-name="gr7" draw:text-style-name="P7" draw:layer="layout" svg:width="17.476cm" svg:height="0.025cm" svg:x="1.849cm" svg:y="14.949cm" svg:viewBox="0 0 17477 26" draw:points="0,0 17477,0 17477,26 0,26">
          <text:p/>
        </draw:polygon>
        <draw:polygon draw:style-name="gr7" draw:text-style-name="P7" draw:layer="layout" svg:width="17.476cm" svg:height="0.025cm" svg:x="1.976cm" svg:y="13.426cm" svg:viewBox="0 0 17477 26" draw:points="0,0 17477,0 17477,26 0,26">
          <text:p/>
        </draw:polygon>
        <draw:polygon draw:style-name="gr7" draw:text-style-name="P7" draw:layer="layout" svg:width="17.476cm" svg:height="0.025cm" svg:x="1.849cm" svg:y="14.95cm" svg:viewBox="0 0 17477 26" draw:points="0,0 17477,0 17477,26 0,26">
          <text:p/>
        </draw:polygon>
        <draw:polygon draw:style-name="gr7" draw:text-style-name="P7" draw:layer="layout" svg:width="17.476cm" svg:height="0.025cm" svg:x="1.976cm" svg:y="16.624cm" svg:viewBox="0 0 17477 26" draw:points="0,0 17477,0 17477,26 0,26">
          <text:p/>
        </draw:polygon>
        <draw:polygon draw:style-name="gr7" draw:text-style-name="P7" draw:layer="layout" svg:width="17.476cm" svg:height="0.025cm" svg:x="1.849cm" svg:y="18.148cm" svg:viewBox="0 0 17477 26" draw:points="0,0 17477,0 17477,26 0,26">
          <text:p/>
        </draw:polygon>
        <draw:polygon draw:style-name="gr7" draw:text-style-name="P7" draw:layer="layout" svg:width="17.476cm" svg:height="0.025cm" svg:x="1.976cm" svg:y="16.625cm" svg:viewBox="0 0 17477 26" draw:points="0,0 17477,0 17477,26 0,26">
          <text:p/>
        </draw:polygon>
        <draw:polygon draw:style-name="gr7" draw:text-style-name="P7" draw:layer="layout" svg:width="17.476cm" svg:height="0.025cm" svg:x="1.849cm" svg:y="18.149cm" svg:viewBox="0 0 17477 26" draw:points="0,0 17477,0 17477,26 0,26">
          <text:p/>
        </draw:polygon>
        <draw:polygon draw:style-name="gr7" draw:text-style-name="P7" draw:layer="layout" svg:width="17.476cm" svg:height="0.025cm" svg:x="1.976cm" svg:y="16.625cm" svg:viewBox="0 0 17477 26" draw:points="0,0 17477,0 17477,26 0,26">
          <text:p/>
        </draw:polygon>
        <draw:polygon draw:style-name="gr7" draw:text-style-name="P7" draw:layer="layout" svg:width="17.476cm" svg:height="0.025cm" svg:x="1.849cm" svg:y="18.149cm" svg:viewBox="0 0 17477 26" draw:points="0,0 17477,0 17477,26 0,26">
          <text:p/>
        </draw:polygon>
        <draw:polygon draw:style-name="gr7" draw:text-style-name="P7" draw:layer="layout" svg:width="17.476cm" svg:height="0.025cm" svg:x="1.976cm" svg:y="16.626cm" svg:viewBox="0 0 17477 26" draw:points="0,0 17477,0 17477,26 0,26">
          <text:p/>
        </draw:polygon>
        <draw:polygon draw:style-name="gr7" draw:text-style-name="P7" draw:layer="layout" svg:width="17.476cm" svg:height="0.025cm" svg:x="1.849cm" svg:y="18.15cm" svg:viewBox="0 0 17477 26" draw:points="0,0 17477,0 17477,26 0,2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" svg:font-family="Courier"/>
    <style:font-face style:name="Symbol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/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8T22:45:32.429925200</dc:date>
    <meta:editing-duration>PT12H19M21S</meta:editing-duration>
    <meta:editing-cycles>31</meta:editing-cycles>
    <meta:generator>LibreOffice/6.2.5.2$Linux_X86_64 LibreOffice_project/20$Build-2</meta:generator>
    <meta:document-statistic meta:object-count="75"/>
  </office:meta>
</office:document-meta>
</file>